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9" style:family="table">
      <style:table-properties style:width="13.351cm" table:align="margins"/>
    </style:style>
    <style:style style:name="Table9.A" style:family="table-column">
      <style:table-column-properties style:column-width="11.449cm" style:rel-column-width="56201*"/>
    </style:style>
    <style:style style:name="Table9.B" style:family="table-column">
      <style:table-column-properties style:column-width="1.901cm" style:rel-column-width="933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351cm" table:align="margins"/>
    </style:style>
    <style:style style:name="Table10.A" style:family="table-column">
      <style:table-column-properties style:column-width="11.449cm" style:rel-column-width="56201*"/>
    </style:style>
    <style:style style:name="Table10.B" style:family="table-column">
      <style:table-column-properties style:column-width="1.901cm" style:rel-column-width="933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3.351cm" table:align="margins"/>
    </style:style>
    <style:style style:name="Table12.A" style:family="table-column">
      <style:table-column-properties style:column-width="11.449cm" style:rel-column-width="56201*"/>
    </style:style>
    <style:style style:name="Table12.B" style:family="table-column">
      <style:table-column-properties style:column-width="1.901cm" style:rel-column-width="9334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351cm" table:align="margins"/>
    </style:style>
    <style:style style:name="Table13.A" style:family="table-column">
      <style:table-column-properties style:column-width="11.449cm" style:rel-column-width="56201*"/>
    </style:style>
    <style:style style:name="Table13.B" style:family="table-column">
      <style:table-column-properties style:column-width="1.901cm" style:rel-column-width="9334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49ba1d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4b458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5fef55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10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3c0b4d" officeooo:paragraph-rsid="0049ba1d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c0b4d" officeooo:paragraph-rsid="004b4583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d9547" officeooo:paragraph-rsid="005eb92a" style:font-size-asian="10pt" style:font-size-complex="10pt"/>
    </style:style>
    <style:style style:name="P15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47cc3b" officeooo:paragraph-rsid="004831e2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47cc3b" officeooo:paragraph-rsid="004b4583" style:font-size-asian="10pt" style:font-size-complex="10pt"/>
    </style:style>
    <style:style style:name="P18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51f41f" officeooo:paragraph-rsid="005a8f91" style:font-size-asian="10pt" style:font-size-complex="10pt"/>
    </style:style>
    <style:style style:name="P20" style:family="paragraph" style:parent-style-name="Table_20_Contents">
      <style:text-properties fo:font-size="10pt" fo:language="en" fo:country="US" officeooo:paragraph-rsid="005a8f91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5e0103" officeooo:paragraph-rsid="001ebd51" style:font-size-asian="10pt" style:font-size-complex="10pt"/>
    </style:style>
    <style:style style:name="P22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3" style:family="paragraph" style:parent-style-name="Standard">
      <style:text-properties fo:font-size="10pt" fo:language="en" fo:country="US" officeooo:rsid="0019c138" officeooo:paragraph-rsid="0049ba1d" style:font-size-asian="10pt" style:font-size-complex="10pt"/>
    </style:style>
    <style:style style:name="P24" style:family="paragraph" style:parent-style-name="Standard">
      <style:text-properties fo:font-size="10pt" fo:language="en" fo:country="US" officeooo:rsid="0019c138" officeooo:paragraph-rsid="004b4583" style:font-size-asian="10pt" style:font-size-complex="10pt"/>
    </style:style>
    <style:style style:name="P25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6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27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28" style:family="paragraph" style:parent-style-name="Standard">
      <style:text-properties fo:font-size="10pt" fo:language="en" fo:country="US" officeooo:rsid="00169fb3" officeooo:paragraph-rsid="005a8f91" style:font-size-asian="10pt" style:font-size-complex="10pt"/>
    </style:style>
    <style:style style:name="P29" style:family="paragraph" style:parent-style-name="Standard">
      <style:text-properties fo:font-size="10pt" fo:language="en" fo:country="US" officeooo:rsid="00169fb3" officeooo:paragraph-rsid="005fef55" style:font-size-asian="10pt" style:font-size-complex="10pt"/>
    </style:style>
    <style:style style:name="P30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31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32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33" style:family="paragraph" style:parent-style-name="Standard">
      <style:text-properties fo:font-size="10pt" fo:language="en" fo:country="US" officeooo:rsid="0049ba1d" officeooo:paragraph-rsid="005a8f91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35" style:family="paragraph" style:parent-style-name="Standard">
      <style:text-properties fo:font-size="10pt" fo:language="en" fo:country="US" officeooo:rsid="0051f41f" officeooo:paragraph-rsid="005a8f91" style:font-size-asian="10pt" style:font-size-complex="10pt"/>
    </style:style>
    <style:style style:name="P36" style:family="paragraph" style:parent-style-name="Standard">
      <style:text-properties fo:font-size="10pt" fo:language="en" fo:country="US" officeooo:rsid="005fef55" officeooo:paragraph-rsid="005fef55" style:font-size-asian="10pt" style:font-size-complex="10pt"/>
    </style:style>
    <style:style style:name="P37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10pt" fo:language="en" fo:country="US" style:text-underline-style="none" officeooo:rsid="004b532d" officeooo:paragraph-rsid="004b532d" style:font-size-asian="10pt" style:font-size-complex="10pt"/>
    </style:style>
    <style:style style:name="P39" style:family="paragraph" style:parent-style-name="Standard">
      <style:text-properties fo:font-size="10pt" officeooo:paragraph-rsid="0049ba1d" style:font-size-asian="10pt" style:font-size-complex="10pt"/>
    </style:style>
    <style:style style:name="P40" style:family="paragraph" style:parent-style-name="Standard">
      <style:text-properties fo:font-size="10pt" officeooo:paragraph-rsid="004b4583" style:font-size-asian="10pt" style:font-size-complex="10pt"/>
    </style:style>
    <style:style style:name="P41" style:family="paragraph" style:parent-style-name="Standard">
      <style:text-properties fo:font-size="10pt" officeooo:paragraph-rsid="005fef55" style:font-size-asian="10pt" style:font-size-complex="10pt"/>
    </style:style>
    <style:style style:name="P42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43" style:family="paragraph" style:parent-style-name="fm_5f_bullet_5f_points">
      <style:text-properties fo:font-size="10pt" fo:language="en" fo:country="US" officeooo:rsid="00725748" officeooo:paragraph-rsid="004b4583" style:font-size-asian="10pt" style:font-size-complex="10pt"/>
    </style:style>
    <style:style style:name="P44" style:family="paragraph" style:parent-style-name="fm_5f_bullet_5f_points">
      <style:text-properties fo:font-size="10pt" fo:language="en" fo:country="US" officeooo:rsid="00495b77" officeooo:paragraph-rsid="005a8f91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46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5e8b7"/>
    </style:style>
    <style:style style:name="T7" style:family="text">
      <style:text-properties officeooo:rsid="00495b77"/>
    </style:style>
    <style:style style:name="T8" style:family="text">
      <style:text-properties officeooo:rsid="004b4583"/>
    </style:style>
    <style:style style:name="T9" style:family="text">
      <style:text-properties officeooo:rsid="004ce6ca"/>
    </style:style>
    <style:style style:name="T10" style:family="text">
      <style:text-properties officeooo:rsid="0050d17f"/>
    </style:style>
    <style:style style:name="T11" style:family="text">
      <style:text-properties officeooo:rsid="00516126"/>
    </style:style>
    <style:style style:name="T12" style:family="text">
      <style:text-properties officeooo:rsid="00536616"/>
    </style:style>
    <style:style style:name="T13" style:family="text">
      <style:text-properties officeooo:rsid="00545b00"/>
    </style:style>
    <style:style style:name="T14" style:family="text">
      <style:text-properties officeooo:rsid="0059d75d"/>
    </style:style>
    <style:style style:name="T15" style:family="text">
      <style:text-properties officeooo:rsid="005cef87"/>
    </style:style>
    <style:style style:name="T16" style:family="text">
      <style:text-properties officeooo:rsid="005fef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EATURE <text:span text:style-name="T1"><text:s text:c="132"/></text:span></text:p>
      <text:p text:style-name="P25"/>
      <text:p text:style-name="P36">INTERFACES</text:p>
      <text:p text:style-name="P3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CREATE INTERFACE DEFINITION<text:span text:style-name="T16">S</text:span> AND SHARE IT IF NECESSARY</text:p>
          </table:table-cell>
          <table:table-cell table:style-name="Table6.B1" office:value-type="string">
            <text:p text:style-name="P41"/>
          </table:table-cell>
        </table:table-row>
      </table:table>
      <text:p text:style-name="P29"/>
      <text:p text:style-name="P23">TEST <text:span text:style-name="T11">(SCHEMA VALIDATION)</text:span></text:p>
      <text:p text:style-name="P2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<text:span text:style-name="T3">VALID INPUT </text:span>DATA</text:p>
          </table:table-cell>
          <table:table-cell table:style-name="Table9.B1" office:value-type="string">
            <text:p text:style-name="P39"/>
          </table:table-cell>
        </table:table-row>
        <table:table-row>
          <table:table-cell table:style-name="Table9.A2" office:value-type="string">
            <text:p text:style-name="P11">VALID INPUT DATA WITH DIACRITICS, SPECIAL CHARACTERS, ...</text:p>
          </table:table-cell>
          <table:table-cell table:style-name="Table9.B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4"><text:span text:style-name="T3">INVALID INPUT </text:span>DATA</text:p>
          </table:table-cell>
          <table:table-cell table:style-name="Table9.B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16">EMPTY PAYLOAD</text:p>
          </table:table-cell>
          <table:table-cell table:style-name="Table9.B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3">ERROR <text:span text:style-name="T6">OBJECT</text:span></text:p>
          </table:table-cell>
          <table:table-cell table:style-name="Table9.B2" office:value-type="string">
            <text:p text:style-name="P15"/>
          </table:table-cell>
        </table:table-row>
      </table:table>
      <text:p text:style-name="P26"/>
      <text:p text:style-name="P31">TEST <text:span text:style-name="T11">(</text:span>HTTP STATUS CODES<text:span text:style-name="T11">)</text:span></text:p>
      <text:p text:style-name="P3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2">HTTP <text:span text:style-name="T7">STATUS CODE </text:span>200</text:p>
          </table:table-cell>
          <table:table-cell table:style-name="Table10.B1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2">HTTP <text:span text:style-name="T7">STATUS CODE </text:span>20<text:span text:style-name="T7">1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2">HTTP <text:span text:style-name="T7">STATUS CODE </text:span>20<text:span text:style-name="T7">4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2">HTTP <text:span text:style-name="T7">STATUS CODE 4</text:span>00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2">HTTP <text:span text:style-name="T7">STATUS CODE 4</text:span>0<text:span text:style-name="T7">1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2">HTTP <text:span text:style-name="T7">STATUS CODE 403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2">HTTP <text:span text:style-name="T7">STATUS CODE 4</text:span>0<text:span text:style-name="T7">4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2">HTTP <text:span text:style-name="T7">STATUS CODE 4</text:span>0<text:span text:style-name="T7">9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2">HTTP <text:span text:style-name="T7">STATUS CODE 5</text:span>00</text:p>
          </table:table-cell>
          <table:table-cell table:style-name="Table10.B2" office:value-type="string">
            <text:p text:style-name="P15"/>
          </table:table-cell>
        </table:table-row>
      </table:table>
      <text:p text:style-name="P26"/>
      <text:p text:style-name="P33">TEST OUTPUT</text:p>
      <text:p text:style-name="P2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4">VALID<text:span text:style-name="T9">ATE</text:span> OUTPUT (HTTP <text:span text:style-name="T10">HEADER,</text:span> <text:span text:style-name="T10">PAYLOAD</text:span>) <text:span text:style-name="T9">IF NECESSARY</text:span></text:p>
          </table:table-cell>
          <table:table-cell table:style-name="Table4.B1" office:value-type="string">
            <text:p text:style-name="P20"/>
          </table:table-cell>
        </table:table-row>
      </table:table>
      <text:p text:style-name="P28"/>
      <text:p text:style-name="P35">TEST <text:span text:style-name="T13">(</text:span>CREDENTIALS<text:span text:style-name="T13">)</text:span></text:p>
      <text:p text:style-name="P3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VALID CREDENTIALS – <text:span text:style-name="T12">SERVER, CLIENT</text:span></text:p>
          </table:table-cell>
          <table:table-cell table:style-name="Table1.B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9">INVALID CREDENTIALS – <text:span text:style-name="T12">SERVER, CLIENT</text:span></text:p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9">NO CREDENTIALS – <text:span text:style-name="T12">SERVER, CLIENT</text:span></text:p>
          </table:table-cell>
          <table:table-cell table:style-name="Table1.B2" office:value-type="string">
            <text:p text:style-name="P20"/>
          </table:table-cell>
        </table:table-row>
      </table:table>
      <text:p text:style-name="P28"/>
      <text:p text:style-name="P34">1/3</text:p>
      <text:p text:style-name="P23">FEATURE <text:span text:style-name="T1"><text:s text:c="132"/></text:span></text:p>
      <text:p text:style-name="P25"/>
      <text:p text:style-name="P24"><text:span text:style-name="T8">IMPLEMENTATION</text:span> <text:span text:style-name="T11">(SCHEMA VALIDATION)</text:span></text:p>
      <text:p text:style-name="P2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<text:span text:style-name="T3">VALID INPUT </text:span>DATA</text:p>
          </table:table-cell>
          <table:table-cell table:style-name="Table12.B1" office:value-type="string">
            <text:p text:style-name="P40"/>
          </table:table-cell>
        </table:table-row>
        <table:table-row>
          <table:table-cell table:style-name="Table12.A2" office:value-type="string">
            <text:p text:style-name="P12">VALID INPUT DATA WITH DIACRITICS, SPECIAL CHARACTERS, ...</text:p>
          </table:table-cell>
          <table:table-cell table:style-name="Table12.B2" office:value-type="string">
            <text:p text:style-name="P18"/>
          </table:table-cell>
        </table:table-row>
        <table:table-row>
          <table:table-cell table:style-name="Table12.A2" office:value-type="string">
            <text:p text:style-name="P5"><text:span text:style-name="T3">INVALID INPUT </text:span>DATA</text:p>
          </table:table-cell>
          <table:table-cell table:style-name="Table12.B2" office:value-type="string">
            <text:p text:style-name="P18"/>
          </table:table-cell>
        </table:table-row>
        <table:table-row>
          <table:table-cell table:style-name="Table12.A2" office:value-type="string">
            <text:p text:style-name="P17">EMPTY PAYLOAD</text:p>
          </table:table-cell>
          <table:table-cell table:style-name="Table12.B2" office:value-type="string">
            <text:p text:style-name="P18"/>
          </table:table-cell>
        </table:table-row>
        <table:table-row>
          <table:table-cell table:style-name="Table12.A2" office:value-type="string">
            <text:p text:style-name="P5">ERROR <text:span text:style-name="T6">OBJECT</text:span></text:p>
          </table:table-cell>
          <table:table-cell table:style-name="Table12.B2" office:value-type="string">
            <text:p text:style-name="P18"/>
          </table:table-cell>
        </table:table-row>
      </table:table>
      <text:p text:style-name="P27"/>
      <text:p text:style-name="P32"><text:span text:style-name="T8">IMPLEMENTATION</text:span> <text:span text:style-name="T11">(</text:span>HTTP STATUS CODES<text:span text:style-name="T11">)</text:span></text:p>
      <text:p text:style-name="P3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3">HTTP <text:span text:style-name="T7">STATUS CODE </text:span>200</text:p>
          </table:table-cell>
          <table:table-cell table:style-name="Table13.B1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3">HTTP <text:span text:style-name="T7">STATUS CODE </text:span>20<text:span text:style-name="T7">1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3">HTTP <text:span text:style-name="T7">STATUS CODE </text:span>20<text:span text:style-name="T7">4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3">HTTP <text:span text:style-name="T7">STATUS CODE 4</text:span>00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3">HTTP <text:span text:style-name="T7">STATUS CODE 4</text:span>0<text:span text:style-name="T7">1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3">HTTP <text:span text:style-name="T7">STATUS CODE 403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3">HTTP <text:span text:style-name="T7">STATUS CODE 4</text:span>0<text:span text:style-name="T7">4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3">HTTP <text:span text:style-name="T7">STATUS CODE 4</text:span>0<text:span text:style-name="T7">9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3">HTTP <text:span text:style-name="T7">STATUS CODE 5</text:span>00</text:p>
          </table:table-cell>
          <table:table-cell table:style-name="Table13.B2" office:value-type="string">
            <text:p text:style-name="P18"/>
          </table:table-cell>
        </table:table-row>
      </table:table>
      <text:p text:style-name="P27"/>
      <text:p text:style-name="P33"><text:span text:style-name="T8">IMPLEMENTATION</text:span> OUTPUT</text:p>
      <text:p text:style-name="P2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VALID<text:span text:style-name="T9">ATE</text:span> OUTPUT (HTTP <text:span text:style-name="T10">HEADER,</text:span> <text:span text:style-name="T10">PAYLOAD</text:span>) <text:span text:style-name="T9">IF NECESSARY</text:span></text:p>
          </table:table-cell>
          <table:table-cell table:style-name="Table5.B1" office:value-type="string">
            <text:p text:style-name="P20"/>
          </table:table-cell>
        </table:table-row>
      </table:table>
      <text:p text:style-name="P28"/>
      <text:p text:style-name="P35">IMPLEMENTATION <text:span text:style-name="T13">(</text:span>CREDENTIALS)</text:p>
      <text:p text:style-name="P3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VALID CREDENTIALS – <text:span text:style-name="T12">SERVER, CLIENT</text:span></text:p>
          </table:table-cell>
          <table:table-cell table:style-name="Table2.B1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9">INVALID CREDENTIALS – <text:span text:style-name="T12">SERVER, CLIENT</text:span>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9">NO CREDENTIALS – <text:span text:style-name="T12">SERVER, CLIENT</text:span></text:p>
          </table:table-cell>
          <table:table-cell table:style-name="Table2.B2" office:value-type="string">
            <text:p text:style-name="P20"/>
          </table:table-cell>
        </table:table-row>
      </table:table>
      <text:p text:style-name="P28"/>
      <text:p text:style-name="P26"/>
      <text:p text:style-name="P26"/>
      <text:p text:style-name="P26"/>
      <text:p text:style-name="P26"/>
      <text:p text:style-name="P34">2/3</text:p>
      <text:p text:style-name="P24"><text:soft-page-break/>FEATURE <text:span text:style-name="T1"><text:s text:c="132"/></text:span></text:p>
      <text:p text:style-name="P22"/>
      <text:p text:style-name="P22">TEST &amp; CHECKS</text:p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CHECK ALGORITHM<text:span text:style-name="T15">S</text:span> (TRANSPARENT, NOT BIASED<text:span text:style-name="T14">)</text:span> <text:span text:style-name="T2">IF NECESSARY</text:span>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3">LOGGING STATEMENTS (LEVEL, MESSAGE, ...)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RUN STATIC CODE ANALYSIS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FIX ISSUES FOUND BY STATIC CODE ANALYSIS IF NECESSARY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7"><text:span text:style-name="T5">RUN (UNIT) </text:span>TEST<text:span text:style-name="T5">S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1">CHECK LOGS</text:p>
          </table:table-cell>
          <table:table-cell table:style-name="Table3.B2" office:value-type="string">
            <text:p text:style-name="P2"/>
          </table:table-cell>
        </table:table-row>
      </table:table>
      <text:p text:style-name="P25"/>
      <text:p text:style-name="P30">DOCUMENTATION</text:p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VERSION <text:span text:style-name="T4">NUMBER IN FILES (package.json, build.gradle, ...)</text:span></text:p>
          </table:table-cell>
          <table:table-cell table:style-name="Table7.B1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8">CHANGELOG</text:p>
          </table:table-cell>
          <table:table-cell table:style-name="Table7.B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8">README</text:p>
          </table:table-cell>
          <table:table-cell table:style-name="Table7.B2" office:value-type="string">
            <text:p text:style-name="P10"/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3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5-17T16:24:08.787182227</dc:date>
    <meta:editing-duration>PT2H32M43S</meta:editing-duration>
    <meta:editing-cycles>65</meta:editing-cycles>
    <meta:generator>LibreOffice/6.0.7.3$Linux_X86_64 LibreOffice_project/00m0$Build-3</meta:generator>
    <meta:document-statistic meta:table-count="11" meta:image-count="0" meta:object-count="0" meta:page-count="2" meta:paragraph-count="63" meta:word-count="226" meta:character-count="1879" meta:non-whitespace-character-count="1311"/>
  </office:meta>
</office:document-meta>
</file>